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20_2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20_2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" style:family="table-cell" style:parent-style-name="Normal_20_2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rriage_under_18_percentag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male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emale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male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Czech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emale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male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male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male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male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emale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emale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emale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emale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male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emale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male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emale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emale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emale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emale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emale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male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male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emale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male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emale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/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emale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male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male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7.3" calcext:value-type="float">
            <text:p>7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2" calcext:value-type="float">
            <text:p>1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Andorr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4" calcext:value-type="float">
            <text:p>0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e</text:p>
          </table:table-cell>
          <table:table-cell table:style-name="ce2" office:value-type="float" office:value="0.4" calcext:value-type="float">
            <text:p>0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e</text:p>
          </table:table-cell>
          <table:table-cell table:style-name="ce2" office:value-type="float" office:value="4.4" calcext:value-type="float">
            <text:p>4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9" calcext:value-type="float">
            <text:p>1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2.2" calcext:value-type="float">
            <text:p>22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e</text:p>
          </table:table-cell>
          <table:table-cell table:style-name="ce3" office:value-type="float" office:value="4.8" calcext:value-type="float">
            <text:p>5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olivia (Plurinational State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3" office:value-type="float" office:value="5.2" calcext:value-type="float">
            <text:p>5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1" calcext:value-type="float">
            <text:p>0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ritish Virgin Island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runei Darussalam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9" calcext:value-type="float">
            <text:p>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4" calcext:value-type="float">
            <text:p>1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6" calcext:value-type="float">
            <text:p>4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8" calcext:value-type="float">
            <text:p>4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7.9" calcext:value-type="float">
            <text:p>28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6.7" calcext:value-type="float">
            <text:p>7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1.9" calcext:value-type="float">
            <text:p>12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2" office:value-type="float" office:value="5.9" calcext:value-type="float">
            <text:p>6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5" calcext:value-type="float">
            <text:p>4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0.7" calcext:value-type="float">
            <text:p>11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Czech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Democratic People's Republic of Kore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5.7" calcext:value-type="float">
            <text:p>6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Djibouti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e</text:p>
          </table:table-cell>
          <table:table-cell table:style-name="ce2" office:value-type="float" office:value="0.2" calcext:value-type="float">
            <text:p>0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5" calcext:value-type="float">
            <text:p>4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.3" calcext:value-type="float">
            <text:p>2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Eswatin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4.7" calcext:value-type="float">
            <text:p>5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7" calcext:value-type="float">
            <text:p>1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.3" calcext:value-type="float">
            <text:p>2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9.6" calcext:value-type="float">
            <text:p>10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8.5" calcext:value-type="float">
            <text:p>9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6" calcext:value-type="float">
            <text:p>2</text:p>
          </table:table-cell>
        </table:table-row>
        <table:table-row table:style-name="ro2">
          <table:table-cell office:value-type="string" calcext:value-type="string">
            <text:p>Holy Se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2.2" calcext:value-type="float">
            <text:p>12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4.2" calcext:value-type="float">
            <text:p>4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2" office:value-type="float" office:value="5.3" calcext:value-type="float">
            <text:p>5</text:p>
          </table:table-cell>
        </table:table-row>
        <table:table-row table:style-name="ro2">
          <table:table-cell office:value-type="string" calcext:value-type="string">
            <text:p>Iran (Islamic Republic of)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e</text:p>
          </table:table-cell>
          <table:table-cell table:style-name="ce2" office:value-type="float" office:value="0.3" calcext:value-type="float">
            <text:p>0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.5" calcext:value-type="float">
            <text:p>3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2" office:value-type="float" office:value="0.4" calcext:value-type="float">
            <text:p>0</text:p>
          </table:table-cell>
        </table:table-row>
        <table:table-row table:style-name="ro2">
          <table:table-cell office:value-type="string" calcext:value-type="string">
            <text:p>Lao People's Democratic Republi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0.8" calcext:value-type="float">
            <text:p>11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2" calcext:value-type="float">
            <text:p>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4.7" calcext:value-type="float">
            <text:p>5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Liechtenstei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2.9" calcext:value-type="float">
            <text:p>13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6.5" calcext:value-type="float">
            <text:p>7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aldiv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1" calcext:value-type="float">
            <text:p>3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1.8" calcext:value-type="float">
            <text:p>12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icronesia (Federated States of)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.5" calcext:value-type="float">
            <text:p>3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1" calcext:value-type="float">
            <text:p>0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9.7" calcext:value-type="float">
            <text:p>10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4" calcext:value-type="float">
            <text:p>1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2.3" calcext:value-type="float">
            <text:p>12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0.3" calcext:value-type="float">
            <text:p>10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9.4" calcext:value-type="float">
            <text:p>19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5.7" calcext:value-type="float">
            <text:p>6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North Macedon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Om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1" calcext:value-type="float">
            <text:p>3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4.7" calcext:value-type="float">
            <text:p>5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ale</text:p>
          </table:table-cell>
          <table:table-cell table:style-name="ce2" office:value-type="float" office:value="2.9" calcext:value-type="float">
            <text:p>3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Qat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6" calcext:value-type="float">
            <text:p>1</text:p>
          </table:table-cell>
        </table:table-row>
        <table:table-row table:style-name="ro2">
          <table:table-cell office:value-type="string" calcext:value-type="string">
            <text:p>Republic of Kore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7" calcext:value-type="float">
            <text:p>1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6" calcext:value-type="float">
            <text:p>1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7" calcext:value-type="float">
            <text:p>2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2" calcext:value-type="float">
            <text:p>3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.6" calcext:value-type="float">
            <text:p>1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ale</text:p>
          </table:table-cell>
          <table:table-cell table:style-name="ce2" office:value-type="float" office:value="0.9" calcext:value-type="float">
            <text:p>1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6.5" calcext:value-type="float">
            <text:p>7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4.4" calcext:value-type="float">
            <text:p>4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outh Sud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tate of Palestin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ud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Syrian Arab Republic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0.1" calcext:value-type="float">
            <text:p>10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2" calcext:value-type="float">
            <text:p>1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.6" calcext:value-type="float">
            <text:p>3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Tuval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5.5" calcext:value-type="float">
            <text:p>6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8" calcext:value-type="float">
            <text:p>4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e</text:p>
          </table:table-cell>
          <table:table-cell table:style-name="ce1" office:value-type="float" office:value="3.9" calcext:value-type="float">
            <text:p>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le</text:p>
          </table:table-cell>
          <table:table-cell table:style-name="ce2" office:value-type="float" office:value="0.5" calcext:value-type="float">
            <text:p>1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e</text:p>
          </table:table-cell>
          <table:table-cell table:style-name="ce1" office:value-type="float" office:value="4.6" calcext:value-type="float">
            <text:p>5</text:p>
          </table:table-cell>
        </table:table-row>
        <table:table-row table:style-name="ro2">
          <table:table-cell office:value-type="string" calcext:value-type="string">
            <text:p>Venezuela (Bolivarian Republic of)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Viet N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le</text:p>
          </table:table-cell>
          <table:table-cell table:style-name="ce2" office:value-type="float" office:value="2.7" calcext:value-type="float">
            <text:p>3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/>
          <table:table-cell office:value-type="string" calcext:value-type="string">
            <text:p>male</text:p>
          </table:table-cell>
          <table:table-cell table:style-name="ce1"/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e</text:p>
          </table:table-cell>
          <table:table-cell table:style-name="ce1" office:value-type="float" office:value="2.2" calcext:value-type="float">
            <text:p>2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e</text:p>
          </table:table-cell>
          <table:table-cell table:style-name="ce1" office:value-type="float" office:value="1.2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9:47:18.370605755</meta:creation-date>
    <dc:date>2019-12-15T19:54:46.488353377</dc:date>
    <meta:editing-duration>PT7M28S</meta:editing-duration>
    <meta:editing-cycles>1</meta:editing-cycles>
    <meta:document-statistic meta:table-count="1" meta:cell-count="1242" meta:object-count="0"/>
    <meta:generator>LibreOffice/6.0.7.3$Linux_X86_64 LibreOffice_project/00m0$Build-3</meta:generator>
  </office:meta>
</office:document-meta>
</file>